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602b" officeooo:paragraph-rsid="000d60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/Brenda</text:p>
      <text:p text:style-name="P1">&lt;!DOCTYPE html&gt;</text:p>
      <text:p text:style-name="P1">&lt;html&gt;</text:p>
      <text:p text:style-name="P1">&lt;body&gt;</text:p>
      <text:p text:style-name="P1"/>
      <text:p text:style-name="P1">&lt;?php</text:p>
      <text:p text:style-name="P1">$frutas = array("Maça", "Abacate", "Uva", "Banana", "Morango"); </text:p>
      <text:p text:style-name="P1">echo "Eu gosto " . </text:p>
      <text:p text:style-name="P1">$frutas[0] . ", " . </text:p>
      <text:p text:style-name="P1">$frutas[1] . ", " . </text:p>
      <text:p text:style-name="P1">$frutas[2] . ", " . </text:p>
      <text:p text:style-name="P1">$frutas[3] . ", " . </text:p>
      <text:p text:style-name="P1">$frutas[4] . ",";</text:p>
      <text:p text:style-name="P1">foreach ($frutas as $key) {</text:p>
      <text:p text:style-name="P1"><text:tab/>echo $key. " ";</text:p>
      <text:p text:style-name="P1">}</text:p>
      <text:p text:style-name="P1"><text:s/>var_dump($frutas);</text:p>
      <text:p text:style-name="P1"/>
      <text:p text:style-name="P1"><text:s/>print_r($frutas);</text:p>
      <text:p text:style-name="P1"/>
      <text:p text:style-name="P1">echo count($frutas);</text:p>
      <text:p text:style-name="P1"/>
      <text:p text:style-name="P1">?&gt;</text:p>
      <text:p text:style-name="P1"/>
      <text:p text:style-name="P1">&lt;/body&gt;</text:p>
      <text:p text:style-name="P1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5T15:06:38.927000000</meta:creation-date>
    <dc:date>2019-08-15T15:07:22.396000000</dc:date>
    <meta:editing-duration>PT44S</meta:editing-duration>
    <meta:editing-cycles>1</meta:editing-cycles>
    <meta:document-statistic meta:table-count="0" meta:image-count="0" meta:object-count="0" meta:page-count="1" meta:paragraph-count="21" meta:word-count="58" meta:character-count="337" meta:non-whitespace-character-count="291"/>
    <meta:generator>LibreOffice/5.3.7.2$Windows_X86_64 LibreOffice_project/6b8ed514a9f8b44d37a1b96673cbbdd077e24059</meta:generator>
  </office:meta>
</office:document-meta>
</file>